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DF000000E2685F954C1B25E507.png" manifest:media-type="image/png"/>
  <manifest:file-entry manifest:full-path="Pictures/10000000000000C90000008C1533D934E3943004.png" manifest:media-type="image/png"/>
  <manifest:file-entry manifest:full-path="Pictures/10000000000000D0000000A1E7008FA776DC621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398cm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19cm" svg:height="4.783cm" svg:x="8cm" svg:y="12.5cm">
          <draw:image xlink:href="Pictures/10000000000000DF000000E2685F954C1B25E507.png" xlink:type="simple" xlink:show="embed" xlink:actuate="onLoad">
            <text:p/>
          </draw:image>
        </draw:frame>
        <draw:frame draw:style-name="gr2" draw:text-style-name="P2" draw:layer="layout" svg:width="3.5cm" svg:height="1.657cm" svg:x="9cm" svg:y="3.5cm">
          <draw:text-box>
            <text:p>DENTRO DIREITO</text:p>
          </draw:text-box>
        </draw:frame>
        <draw:frame draw:style-name="gr3" draw:text-style-name="P2" draw:layer="layout" svg:width="9.625cm" svg:height="0.954cm" svg:x="6.375cm" svg:y="27.5cm">
          <draw:text-box>
            <text:p>O giro ocorre no sentido positivo</text:p>
          </draw:text-box>
        </draw:frame>
        <draw:frame draw:style-name="gr4" draw:text-style-name="P3" draw:layer="layout" svg:width="4.255cm" svg:height="2.963cm" svg:x="8.245cm" svg:y="9.537cm">
          <draw:image xlink:href="Pictures/10000000000000C90000008C1533D934E3943004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4.719cm" svg:height="4.783cm" svg:x="8cm" svg:y="12.5cm">
          <draw:image xlink:href="Pictures/10000000000000DF000000E2685F954C1B25E507.png" xlink:type="simple" xlink:show="embed" xlink:actuate="onLoad">
            <text:p/>
          </draw:image>
        </draw:frame>
        <draw:frame draw:style-name="gr5" draw:text-style-name="P4" draw:layer="layout" svg:width="5cm" svg:height="2.36cm" svg:x="9cm" svg:y="3.5cm">
          <draw:text-box>
            <text:p text:style-name="P3">DENTRO ESQUERDO</text:p>
          </draw:text-box>
        </draw:frame>
        <draw:frame draw:style-name="gr3" draw:text-style-name="P2" draw:layer="layout" svg:width="9.87cm" svg:height="0.954cm" svg:x="7.13cm" svg:y="27.746cm">
          <draw:text-box>
            <text:p>O giro ocorre no sentido negativo</text:p>
          </draw:text-box>
        </draw:frame>
        <draw:frame draw:style-name="gr4" draw:text-style-name="P3" draw:layer="layout" svg:width="4.403cm" svg:height="3.408cm" svg:x="8.097cm" svg:y="9cm">
          <draw:image xlink:href="Pictures/10000000000000D0000000A1E7008FA776DC6212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4.719cm" svg:height="4.783cm" svg:x="8cm" svg:y="12.5cm">
          <draw:image xlink:href="Pictures/10000000000000DF000000E2685F954C1B25E507.png" xlink:type="simple" xlink:show="embed" xlink:actuate="onLoad">
            <text:p/>
          </draw:image>
        </draw:frame>
        <draw:frame draw:style-name="gr5" draw:text-style-name="P6" draw:layer="layout" svg:width="5cm" svg:height="2.36cm" svg:x="9cm" svg:y="3.5cm">
          <draw:text-box>
            <text:p text:style-name="P5">FORA </text:p>
            <text:p text:style-name="P5">DIREITO</text:p>
          </draw:text-box>
        </draw:frame>
        <draw:frame draw:style-name="gr3" draw:text-style-name="P8" draw:layer="layout" svg:width="9.87cm" svg:height="0.954cm" svg:x="7.13cm" svg:y="27.746cm">
          <draw:text-box>
            <text:p text:style-name="P7">O giro ocorre no sentido negativo</text:p>
          </draw:text-box>
        </draw:frame>
        <draw:frame draw:style-name="gr4" draw:text-style-name="P3" draw:layer="layout" svg:width="4.403cm" svg:height="3.408cm" draw:transform="rotate (3.1384510609362) translate (12.489cm 20.5cm)">
          <draw:image xlink:href="Pictures/10000000000000D0000000A1E7008FA776DC6212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1" draw:text-style-name="P1" draw:layer="layout" svg:width="4.719cm" svg:height="4.783cm" svg:x="8cm" svg:y="12.5cm">
          <draw:image xlink:href="Pictures/10000000000000DF000000E2685F954C1B25E507.png" xlink:type="simple" xlink:show="embed" xlink:actuate="onLoad">
            <text:p/>
          </draw:image>
        </draw:frame>
        <draw:frame draw:style-name="gr5" draw:text-style-name="P6" draw:layer="layout" svg:width="4.5cm" svg:height="2.36cm" svg:x="9cm" svg:y="3.5cm">
          <draw:text-box>
            <text:p text:style-name="P5">FORA ESQUERDO</text:p>
          </draw:text-box>
        </draw:frame>
        <draw:frame draw:style-name="gr3" draw:text-style-name="P8" draw:layer="layout" svg:width="9.625cm" svg:height="0.954cm" svg:x="6.375cm" svg:y="27.5cm">
          <draw:text-box>
            <text:p text:style-name="P7">O giro ocorre no sentido positivo</text:p>
          </draw:text-box>
        </draw:frame>
        <draw:frame draw:style-name="gr4" draw:text-style-name="P3" draw:layer="layout" svg:width="4.255cm" svg:height="2.963cm" draw:transform="rotate (3.13478586950702) translate (12.48cm 20.492cm)">
          <draw:image xlink:href="Pictures/10000000000000C90000008C1533D934E394300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6M38S</meta:editing-duration>
    <meta:editing-cycles>5</meta:editing-cycles>
    <meta:generator>LibreOffice/5.4.0.3$Windows_X86_64 LibreOffice_project/7556cbc6811c9d992f4064ab9287069087d7f62c</meta:generator>
    <dc:date>2018-02-22T11:21:48.345000000</dc:date>
    <meta:document-statistic meta:object-count="16"/>
  </office:meta>
</office:document-meta>
</file>